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43cm" fo:min-width="5.2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4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43cm" fo:min-width="9.02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.702cm" fo:min-width="1.088cm"/>
      <style:paragraph-properties style:writing-mode="lr-tb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703cm" fo:min-width="1.4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243cm" fo:min-width="6.073cm"/>
      <style:paragraph-properties style:writing-mode="lr-tb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702cm" fo:min-width="2.675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3.493cm" svg:x="2.27cm" svg:y="3.222cm">
          <text:p text:style-name="P1"><text:span text:style-name="T1">S</text:span><text:span text:style-name="T1">m</text:span><text:span text:style-name="T1">ar</text:span><text:span text:style-name="T1">t </text:span><text:span text:style-name="T1">M</text:span><text:span text:style-name="T1">et</text:span><text:span text:style-name="T1">er </text:span></text:p>
          <text:p text:style-name="P1"><text:span text:style-name="T1">6</text:span><text:span text:style-name="T1">3</text:span><text:span text:style-name="T1">A-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2.27cm" svg:y="6.71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4.175cm" svg:y="6.71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3.223cm" svg:y="6.71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952cm" svg:height="1.27cm" svg:x="2.27cm" svg:y="7.985cm">
          <text:p text:style-name="P1"><text:span text:style-name="T1">M0+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952cm" svg:height="1.27cm" svg:x="3.223cm" svg:y="7.985cm">
          <text:p text:style-name="P1"><text:span text:style-name="T1">M0-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52cm" svg:height="1.27cm" svg:x="4.175cm" svg:y="7.985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5.128cm" svg:y="6.71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6.08cm" svg:y="6.715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52cm" svg:height="1.27cm" svg:x="7.033cm" svg:y="6.715cm"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25cm" svg:height="3.493cm" svg:x="9.89cm" svg:y="3.222cm">
          <text:p text:style-name="P1"><text:span text:style-name="T1">Fronius</text:span></text:p>
          <text:p text:style-name="P1"><text:span text:style-name="T1">SYMO Gen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9.89cm" svg:y="6.715cm">
          <text:p text:style-name="P2">GN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952cm" svg:height="1.27cm" svg:x="11.795cm" svg:y="6.715cm">
          <text:p text:style-name="P2">M1+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10.843cm" svg:y="6.715cm">
          <text:p text:style-name="P2">V+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0.952cm" svg:height="1.27cm" svg:x="12.748cm" svg:y="6.715cm">
          <text:p text:style-name="P2">M1-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1.27cm" svg:x="13.7cm" svg:y="6.715cm">
          <text:p text:style-name="P3"><text:span text:style-name="T3">Sh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952cm" svg:height="1.27cm" svg:x="14.652cm" svg:y="6.715cm">
          <text:p text:style-name="P2">GND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952cm" svg:height="1.27cm" svg:x="16.557cm" svg:y="6.715cm">
          <text:p text:style-name="P2">M0+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0.952cm" svg:height="1.27cm" svg:x="15.605cm" svg:y="6.715cm">
          <text:p text:style-name="P2">V+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952cm" svg:height="1.27cm" svg:x="17.51cm" svg:y="6.715cm">
          <text:p text:style-name="P2">M0-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1.27cm" svg:x="18.462cm" svg:y="6.715cm">
          <text:p text:style-name="P3"><text:span text:style-name="T3">Shiel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.746cm" svg:y1="9.255cm" svg:x2="12.271cm" svg:y2="7.985cm" draw:start-shape="id1" draw:start-glue-point="2" draw:end-shape="id2" draw:end-glue-point="2" svg:d="M2746 9255v501h9525v-1771" svg:viewBox="0 0 9526 1772">
          <text:p/>
        </draw:connector>
        <draw:connector draw:style-name="gr4" draw:text-style-name="P4" draw:layer="layout" draw:line-skew="0.451cm" svg:x1="3.699cm" svg:y1="9.255cm" svg:x2="13.224cm" svg:y2="7.985cm" draw:start-shape="id3" draw:start-glue-point="2" draw:end-shape="id4" draw:end-glue-point="2" svg:d="M3699 9255v952h9525v-2222" svg:viewBox="0 0 9526 2223">
          <text:p/>
        </draw:connector>
        <draw:custom-shape draw:style-name="gr5" draw:text-style-name="P5" draw:layer="layout" svg:width="1.588cm" svg:height="0.952cm" svg:x="11.477cm" svg:y="2.27cm">
          <text:p text:style-name="P4"><text:span text:style-name="T4">Term</text:span></text:p>
          <text:p text:style-name="P4"><text:span text:style-name="T4">M1 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8cm" svg:height="0.952cm" svg:x="16.239cm" svg:y="2.27cm">
          <text:p text:style-name="P4"><text:span text:style-name="T4">Term</text:span></text:p>
          <text:p text:style-name="P4"><text:span text:style-name="T4">M0 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05cm" svg:height="0.953cm" svg:x="2.27cm" svg:y="5.762cm">
          <text:p text:style-name="P4">12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73cm" svg:height="3.493cm" svg:x="20.367cm" svg:y="3.222cm">
          <text:p text:style-name="P1"><text:span text:style-name="T1">BYD</text:span></text:p>
          <text:p text:style-name="P1"><text:span text:style-name="T1">HV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20.367cm" svg:y="6.71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22.272cm" svg:y="6.71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21.32cm" svg:y="6.71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1.27cm" svg:x="23.225cm" svg:y="6.715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1.27cm" svg:x="25.988cm" svg:y="6.715cm">
          <text:p text:style-name="P3"><text:span text:style-name="T3">Sh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0.952cm" svg:height="1.27cm" svg:x="20.368cm" svg:y="7.985cm">
          <text:p text:style-name="P7"><text:span text:style-name="T5">12V</text:span><text:span text:style-name="T5"><text:line-break/></text:span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8" draw:id="id8" draw:layer="layout" svg:width="0.952cm" svg:height="1.27cm" svg:x="21.32cm" svg:y="7.985cm">
          <text:p text:style-name="P7"><text:span text:style-name="T5">12</text:span><text:span text:style-name="T5">V</text:span><text:span text:style-name="T5"><text:line-break/></text:span><text:span text:style-name="T5">IN_</text:span><text:span text:style-name="T5">GN</text:span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0" draw:id="id10" draw:layer="layout" svg:width="0.952cm" svg:height="1.27cm" svg:x="22.272cm" svg:y="7.985cm">
          <text:p text:style-name="P7"><text:span text:style-name="T5">RS</text:span><text:span text:style-name="T5"><text:line-break/></text:span><text:span text:style-name="T5">485B</text:span><text:span text:style-name="T5"><text:line-break/></text:span><text:span text:style-name="T5">(-)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2" draw:id="id12" draw:layer="layout" svg:width="0.952cm" svg:height="1.27cm" svg:x="23.225cm" svg:y="7.985cm">
          <text:p text:style-name="P7"><text:span text:style-name="T5">RS</text:span><text:span text:style-name="T5"><text:line-break/></text:span><text:span text:style-name="T5">485A</text:span><text:span text:style-name="T5"><text:line-break/></text:span><text:span text:style-name="T5">(+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451cm" svg:x1="20.844cm" svg:y1="9.255cm" svg:x2="16.081cm" svg:y2="7.985cm" draw:start-shape="id5" draw:start-glue-point="2" draw:end-shape="id6" draw:end-glue-point="2" svg:d="M20844 9255v952h-4763v-2222" svg:viewBox="0 0 4764 2223">
          <text:p/>
        </draw:connector>
        <draw:connector draw:style-name="gr4" draw:text-style-name="P4" draw:layer="layout" draw:line-skew="0.769cm" svg:x1="15.128cm" svg:y1="7.985cm" svg:x2="21.796cm" svg:y2="9.255cm" draw:start-shape="id7" draw:start-glue-point="2" draw:end-shape="id8" draw:end-glue-point="2" svg:d="M15128 7985v2540h6668v-1270" svg:viewBox="0 0 6669 2541">
          <text:p/>
        </draw:connector>
        <draw:connector draw:style-name="gr4" draw:text-style-name="P4" draw:layer="layout" draw:line-skew="1.721cm" svg:x1="17.986cm" svg:y1="7.985cm" svg:x2="22.748cm" svg:y2="9.255cm" draw:start-shape="id9" draw:start-glue-point="2" draw:end-shape="id10" draw:end-glue-point="2" svg:d="M17986 7985v3492h4762v-2222" svg:viewBox="0 0 4763 3493">
          <text:p/>
        </draw:connector>
        <draw:connector draw:style-name="gr4" draw:text-style-name="P4" draw:layer="layout" draw:line-skew="2.674cm" svg:x1="17.033cm" svg:y1="7.985cm" svg:x2="23.701cm" svg:y2="9.255cm" draw:start-shape="id11" draw:start-glue-point="2" draw:end-shape="id12" draw:end-glue-point="2" svg:d="M17033 7985v4445h6668v-3175" svg:viewBox="0 0 6669 4446">
          <text:p/>
        </draw:connector>
        <draw:custom-shape draw:style-name="gr8" draw:text-style-name="P5" draw:layer="layout" svg:width="3.175cm" svg:height="0.952cm" svg:x="21.955cm" svg:y="2.27cm">
          <text:p text:style-name="P4"><text:span text:style-name="T4">RS485</text:span><text:span text:style-name="T4"><text:line-break/></text:span><text:span text:style-name="T4">Inv. </text:span><text:span text:style-name="T4">Active = <text:s/></text:span><text:span text:style-name="T4">Lef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0T21:57:42.654035117</meta:creation-date>
    <dc:date>2022-01-20T22:48:05.244761850</dc:date>
    <meta:editing-duration>PT18M41S</meta:editing-duration>
    <meta:editing-cycles>1</meta:editing-cycles>
    <meta:document-statistic meta:object-count="41"/>
    <meta:generator>LibreOffice/7.1.8.1$Linux_X86_64 LibreOffice_project/10$Build-1</meta:generator>
  </office:meta>
</office:document-meta>
</file>